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co3" style:family="table-column">
      <style:table-column-properties fo:break-before="auto" style:column-width="4.189cm"/>
    </style:style>
    <style:style style:name="co4" style:family="table-column">
      <style:table-column-properties fo:break-before="auto" style:column-width="4.4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 style:vertical-align="middle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21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General Activities</text:p>
          </table:table-cell>
          <table:table-cell table:style-name="Default" office:value-type="string">
            <text:p>Specific Activities</text:p>
          </table:table-cell>
          <table:table-cell office:value-type="string">
            <text:p>Finished?</text:p>
          </table:table-cell>
          <table:table-cell table:number-columns-repeated="1020"/>
        </table:table-row>
        <table:table-row table:style-name="ro2">
          <table:table-cell office:value-type="string">
            <text:p>July</text:p>
          </table:table-cell>
          <table:table-cell table:number-columns-repeated="1023"/>
        </table:table-row>
        <table:table-row table:style-name="ro3">
          <table:table-cell office:value-type="string">
            <text:p>3<text:span text:style-name="T1">rd</text:span> Week</text:p>
          </table:table-cell>
          <table:table-cell office:value-type="string">
            <text:p>Team Registration and Managerial Stage</text:p>
          </table:table-cell>
          <table:table-cell table:number-columns-repeated="1022"/>
        </table:table-row>
        <table:table-row table:style-name="ro2">
          <table:table-cell office:value-type="string">
            <text:p>4<text:span text:style-name="T1">th</text:span> Week</text:p>
          </table:table-cell>
          <table:table-cell table:style-name="ce2" office:value-type="string" table:number-columns-spanned="1" table:number-rows-spanned="4">
            <text:p>General Mechanics and World Design Stage</text:p>
          </table:table-cell>
          <table:table-cell table:number-columns-repeated="1022"/>
        </table:table-row>
        <table:table-row table:style-name="ro2">
          <table:table-cell office:value-type="string">
            <text:p>August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1<text:span text:style-name="T1">st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2<text:span text:style-name="T1">nd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3<text:span text:style-name="T1">rd</text:span> Week</text:p>
          </table:table-cell>
          <table:table-cell table:style-name="ce2" office:value-type="string" table:number-columns-spanned="1" table:number-rows-spanned="5">
            <text:p>Specific Mechanics and Level Design Stage</text:p>
          </table:table-cell>
          <table:table-cell table:number-columns-repeated="1022"/>
        </table:table-row>
        <table:table-row table:style-name="ro2">
          <table:table-cell office:value-type="string">
            <text:p>4<text:span text:style-name="T1">th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September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1<text:span text:style-name="T1">st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2<text:span text:style-name="T1">nd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3<text:span text:style-name="T1">rd</text:span> Week</text:p>
          </table:table-cell>
          <table:table-cell table:style-name="ce2" office:value-type="string" table:number-columns-spanned="1" table:number-rows-spanned="7">
            <text:p>Class Structures and Heirarchies Design Stage</text:p>
          </table:table-cell>
          <table:table-cell table:number-columns-repeated="1022"/>
        </table:table-row>
        <table:table-row table:style-name="ro2">
          <table:table-cell office:value-type="string">
            <text:p>4<text:span text:style-name="T1">th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October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1<text:span text:style-name="T1">st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2<text:span text:style-name="T1">nd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3<text:span text:style-name="T1">rd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4<text:span text:style-name="T1">th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November</text:p>
          </table:table-cell>
          <table:table-cell table:style-name="ce2" office:value-type="string" table:number-columns-spanned="1" table:number-rows-spanned="13">
            <text:p>Art, Music, and Code Development Stage</text:p>
          </table:table-cell>
          <table:table-cell table:number-columns-repeated="1022"/>
        </table:table-row>
        <table:table-row table:style-name="ro2">
          <table:table-cell office:value-type="string">
            <text:p>1<text:span text:style-name="T1">st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2<text:span text:style-name="T1">nd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3<text:span text:style-name="T1">rd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4<text:span text:style-name="T1">th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December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1<text:span text:style-name="T1">st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2<text:span text:style-name="T1">nd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3<text:span text:style-name="T1">rd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4<text:span text:style-name="T1">th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January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1<text:span text:style-name="T1">st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2<text:span text:style-name="T1">nd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3<text:span text:style-name="T1">rd</text:span> Week</text:p>
          </table:table-cell>
          <table:table-cell table:style-name="ce2" office:value-type="string" table:number-columns-spanned="1" table:number-rows-spanned="7">
            <text:p>Testing, Debugging, and Fine Tuning Stage</text:p>
          </table:table-cell>
          <table:table-cell table:number-columns-repeated="1022"/>
        </table:table-row>
        <table:table-row table:style-name="ro2">
          <table:table-cell office:value-type="string">
            <text:p>4<text:span text:style-name="T1">th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February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1<text:span text:style-name="T1">st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2<text:span text:style-name="T1">nd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3<text:span text:style-name="T1">rd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4<text:span text:style-name="T1">th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March</text:p>
          </table:table-cell>
          <table:table-cell table:number-columns-repeated="1023"/>
        </table:table-row>
        <table:table-row table:style-name="ro3">
          <table:table-cell office:value-type="string">
            <text:p>1<text:span text:style-name="T1">st</text:span> Week</text:p>
          </table:table-cell>
          <table:table-cell office:value-type="string">
            <text:p>Early Documentation Stage</text:p>
          </table:table-cell>
          <table:table-cell table:number-columns-repeated="1022"/>
        </table:table-row>
        <table:table-row table:style-name="ro4">
          <table:table-cell office:value-type="string">
            <text:p>2<text:span text:style-name="T1">nd</text:span> Week</text:p>
          </table:table-cell>
          <table:table-cell office:value-type="string">
            <text:p>March 7 - 1<text:span text:style-name="T1">st</text:span> Round Deadline</text:p>
          </table:table-cell>
          <table:table-cell table:number-columns-repeated="1022"/>
        </table:table-row>
        <table:table-row table:style-name="ro2">
          <table:table-cell office:value-type="string">
            <text:p>3<text:span text:style-name="T1">rd</text:span> Week</text:p>
          </table:table-cell>
          <table:table-cell office:value-type="string">
            <text:p>Source Clean-up Stage</text:p>
          </table:table-cell>
          <table:table-cell table:number-columns-repeated="1022"/>
        </table:table-row>
        <table:table-row table:style-name="ro3">
          <table:table-cell office:value-type="string">
            <text:p>4<text:span text:style-name="T1">th</text:span> Week</text:p>
          </table:table-cell>
          <table:table-cell office:value-type="string">
            <text:p>March 28 - 2<text:span text:style-name="T1">nd</text:span> Round Begins</text:p>
          </table:table-cell>
          <table:table-cell table:number-columns-repeated="1022"/>
        </table:table-row>
        <table:table-row table:style-name="ro2">
          <table:table-cell office:value-type="string">
            <text:p>April</text:p>
          </table:table-cell>
          <table:table-cell table:style-name="ce2" office:value-type="string" table:number-columns-spanned="1" table:number-rows-spanned="4">
            <text:p>Improvements Based on Feedback Stage</text:p>
          </table:table-cell>
          <table:table-cell table:number-columns-repeated="1022"/>
        </table:table-row>
        <table:table-row table:style-name="ro2">
          <table:table-cell office:value-type="string">
            <text:p>1<text:span text:style-name="T1">st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2<text:span text:style-name="T1">nd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3<text:span text:style-name="T1">rd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4<text:span text:style-name="T1">th</text:span> Week</text:p>
          </table:table-cell>
          <table:table-cell office:value-type="string">
            <text:p>April 25 - 2<text:span text:style-name="T1">nd</text:span> Round Ends</text:p>
          </table:table-cell>
          <table:table-cell table:number-columns-repeated="1022"/>
        </table:table-row>
        <table:table-row table:style-name="ro2">
          <table:table-cell office:value-type="string">
            <text:p>May</text:p>
          </table:table-cell>
          <table:table-cell table:style-name="ce2" office:value-type="string" table:number-columns-spanned="1" table:number-rows-spanned="11">
            <text:p>Final Changes and Late Documentation Stage</text:p>
          </table:table-cell>
          <table:table-cell table:number-columns-repeated="1022"/>
        </table:table-row>
        <table:table-row table:style-name="ro2">
          <table:table-cell office:value-type="string">
            <text:p>1<text:span text:style-name="T1">st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2<text:span text:style-name="T1">nd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3<text:span text:style-name="T1">rd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4<text:span text:style-name="T1">th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June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1<text:span text:style-name="T1">st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2<text:span text:style-name="T1">nd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3<text:span text:style-name="T1">rd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4<text:span text:style-name="T1">th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July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1<text:span text:style-name="T1">st</text:span> Week</text:p>
          </table:table-cell>
          <table:table-cell office:value-type="string">
            <text:p>3<text:span text:style-name="T1">rd</text:span> Round Begins</text:p>
          </table:table-cell>
          <table:table-cell table:number-columns-repeated="1022"/>
        </table:table-row>
        <table:table-row table:style-name="ro2">
          <table:table-cell office:value-type="string">
            <text:p>2<text:span text:style-name="T1">nd</text:span> Week</text:p>
          </table:table-cell>
          <table:table-cell table:number-columns-repeated="1023"/>
        </table:table-row>
        <table:table-row table:style-name="ro1" table:number-rows-repeated="65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6">07/16/2010</text:date>, <text:time>23:4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1H48M20S</meta:editing-duration>
    <meta:editing-cycles>12</meta:editing-cycles>
    <meta:generator>OpenOffice.org/3.2$Win32 OpenOffice.org_project/320m12$Build-9483</meta:generator>
    <dc:date>2010-07-16T23:46:31.44</dc:date>
    <dc:creator>Vernon Gutierrez</dc:creator>
    <meta:document-statistic meta:table-count="3" meta:cell-count="78" meta:object-count="0"/>
    <meta:user-defined meta:name="Info 1"/>
    <meta:user-defined meta:name="Info 2"/>
    <meta:user-defined meta:name="Info 3"/>
    <meta:user-defined meta:name="Info 4"/>
  </office:meta>
</office:document-meta>
</file>